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457cm" draw:marker-end="Arrow" draw:marker-end-width="0.762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457cm" draw:marker-end="Arrow" draw:marker-end-width="0.762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draw:marker-start-width="0.457cm" draw:marker-end-width="0.457cm" draw:fill-color="#aecf00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Droid Sans'" style:font-style-name="Regular" style:font-family-generic="swiss" style:font-pitch="variable" fo:font-size="18pt" fo:font-weight="bold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family="'Droid Sans'" style:font-style-name="Regular" style:font-family-generic="swiss" style:font-pitch="variable" fo:font-size="18pt" fo:font-weight="bold" style:font-size-asian="18pt" style:font-size-complex="18pt"/>
    </style:style>
    <style:style style:name="T2" style:family="text">
      <style:text-properties fo:font-family="'Droid Sans'" style:font-style-name="Regular" style:font-family-generic="swiss" style:font-pitch="variable" fo:font-size="18pt" fo:font-weight="bold" style:font-family-asian="'Droid Sans'" style:font-style-name-asian="Regular" style:font-family-generic-asian="swiss" style:font-pitch-asian="variable" style:font-size-asian="18pt" style:font-family-complex="'Droid Sans'" style:font-style-name-complex="Regular" style:font-family-generic-complex="swiss" style:font-pitch-complex="variable" style:font-size-complex="18pt"/>
    </style:style>
    <style:style style:name="T3" style:family="text">
      <style:text-properties style:text-position="super 58%" fo:font-family="'Droid Sans'" style:font-style-name="Regular" style:font-family-generic="swiss" style:font-pitch="variable" fo:font-size="18pt" fo:font-weight="bold" style:font-family-asian="'Droid Sans'" style:font-style-name-asian="Regular" style:font-family-generic-asian="swiss" style:font-pitch-asian="variable" style:font-size-asian="18pt" style:font-family-complex="'Droid Sans'" style:font-style-name-complex="Regular" style:font-family-generic-complex="swiss" style:font-pitch-complex="variable" style:font-size-complex="18pt"/>
    </style:style>
    <style:style style:name="T4" style:family="text">
      <style:text-properties fo:font-family="'Droid Sans'" style:font-style-name="Regular" style:font-family-generic="swiss" style:font-pitch="variable" fo:font-size="18pt" fo:font-weight="bold" style:font-family-asian="'Droid Sans'" style:font-style-name-asian="Regular" style:font-family-generic-asian="swiss" style:font-pitch-asian="variable" style:font-size-asian="18pt" style:font-family-complex="'Droid Sans'" style:font-style-name-complex="Regular" style:font-family-generic-complex="swiss" style:font-pitch-complex="variable" style:font-size-complex="18pt"/>
    </style:style>
    <style:style style:name="T5" style:family="text">
      <style:text-properties fo:font-family="'Droid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.18cm" svg:height="2.54cm" svg:x="5.345cm" svg:y="4.305cm">
          <text:p text:style-name="P1"><text:span text:style-name="T1">Define path</text:span></text:p>
          <text:p text:style-name="P1"><text:span text:style-name="T1">paramet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id="id2" draw:layer="layout" svg:width="4.68cm" svg:height="3.81cm" svg:x="9.655cm" svg:y="7.475cm">
          <text:p text:style-name="P1"><text:span text:style-name="T1">Evaluate</text:span></text:p>
          <text:p text:style-name="P1"><text:span text:style-name="T1">path</text:span></text:p>
          <text:p text:style-name="P1"><text:span text:style-name="T1">parameters</text:span></text:p>
          <text:p text:style-name="P1"><text:span text:style-name="T1">for each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3.728cm" svg:height="3.61cm" svg:x="10.09cm" svg:y="12.955cm">
          <text:p text:style-name="P1"><text:span text:style-name="T1">Sum over</text:span></text:p>
          <text:p text:style-name="P1"><text:span text:style-name="T1">paths</text:span></text:p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2" draw:text-style-name="P2" draw:id="id4" draw:layer="layout" svg:width="3.81cm" svg:height="2.4cm" svg:x="10.025cm" svg:y="18.375cm">
          <text:p text:style-name="P1"><text:span text:style-name="T1">Compare</text:span></text:p>
          <text:p text:style-name="P1"><text:span text:style-name="T1">to data </text:span><text:span text:style-name="T2">—</text:span></text:p>
          <text:p text:style-name="P1"><text:span text:style-name="T1">evaluate </text:span><text:span text:style-name="T2">χ</text:span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3.81cm" svg:height="3.81cm" svg:x="10.025cm" svg:y="22.65cm">
          <text:p text:style-name="P1"><text:span text:style-name="T1">Fit</text:span></text:p>
          <text:p text:style-name="P1"><text:span text:style-name="T1">finished?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0.523cm" svg:y1="5.574cm" svg:x2="11.994cm" svg:y2="7.475cm" draw:start-shape="id1" draw:start-glue-point="7" draw:end-shape="id2" draw:end-glue-point="4" svg:d="m10523 5574h1471v1901">
          <text:p/>
        </draw:connector>
        <draw:connector draw:style-name="gr3" draw:text-style-name="P3" draw:layer="layout" draw:type="line" svg:x1="11.994cm" svg:y1="11.285cm" svg:x2="11.953cm" svg:y2="12.955cm" draw:start-shape="id2" draw:start-glue-point="6" draw:end-shape="id3" draw:end-glue-point="4" svg:d="m11994 11285-41 1670">
          <text:p/>
        </draw:connector>
        <draw:connector draw:style-name="gr3" draw:text-style-name="P3" draw:layer="layout" draw:type="line" svg:x1="11.953cm" svg:y1="16.563cm" svg:x2="11.929cm" svg:y2="18.375cm" draw:start-shape="id3" draw:start-glue-point="8" draw:end-shape="id4" draw:end-glue-point="4" svg:d="m11953 16563-24 1812">
          <text:p/>
        </draw:connector>
        <draw:connector draw:style-name="gr3" draw:text-style-name="P3" draw:layer="layout" draw:type="line" svg:x1="11.929cm" svg:y1="20.775cm" svg:x2="11.929cm" svg:y2="22.65cm" draw:start-shape="id4" draw:start-glue-point="6" draw:end-shape="id5" draw:end-glue-point="4" svg:d="m11929 20775v1875">
          <text:p/>
        </draw:connector>
        <draw:custom-shape draw:style-name="gr2" draw:text-style-name="P2" draw:id="id6" draw:layer="layout" svg:width="5.715cm" svg:height="2.54cm" svg:x="1.635cm" svg:y="23.28cm">
          <text:p text:style-name="P1"><text:span text:style-name="T1">Evaluate errors,</text:span></text:p>
          <text:p text:style-name="P1"><text:span text:style-name="T1">repor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.025cm" svg:y1="24.554cm" svg:x2="7.348cm" svg:y2="24.549cm" draw:start-shape="id5" draw:start-glue-point="5" draw:end-shape="id6" draw:end-glue-point="7" svg:d="m10025 24554-2677-5">
          <text:p text:style-name="P1"><text:s text:c="4"/>Yes</text:p>
          <text:p text:style-name="P1"/>
        </draw:connector>
        <draw:custom-shape draw:style-name="gr2" draw:text-style-name="P2" draw:id="id7" draw:layer="layout" svg:width="3.875cm" svg:height="2.54cm" svg:x="16.54cm" svg:y="23.245cm">
          <text:p text:style-name="P1"><text:span text:style-name="T1">Update</text:span></text:p>
          <text:p text:style-name="P1"><text:span text:style-name="T1">fitting</text:span></text:p>
          <text:p text:style-name="P1"><text:span text:style-name="T1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835cm" svg:y1="24.554cm" svg:x2="16.54cm" svg:y2="24.515cm" draw:start-shape="id5" draw:start-glue-point="7" draw:end-shape="id7" svg:d="m13835 24554 2705-39">
          <text:p text:style-name="P1">No <text:s text:c="3"/></text:p>
          <text:p text:style-name="P1"/>
        </draw:connector>
        <draw:connector draw:style-name="gr3" draw:text-style-name="P3" draw:layer="layout" draw:type="line" svg:x1="18.476cm" svg:y1="23.245cm" svg:x2="18.444cm" svg:y2="10.958cm" draw:start-shape="id7" draw:start-glue-point="4" draw:end-shape="id8" draw:end-glue-point="6" svg:d="m18476 23245-32-12287">
          <text:p/>
        </draw:connector>
        <draw:custom-shape draw:style-name="gr1" draw:text-style-name="P2" draw:id="id9" draw:layer="layout" svg:width="5.18cm" svg:height="2.97cm" svg:x="1.245cm" svg:y="1.205cm">
          <text:p text:style-name="P1"><text:span text:style-name="T1">Create</text:span></text:p>
          <text:p text:style-name="P1"><text:span text:style-name="T1">guess/set/def</text:span></text:p>
          <text:p text:style-name="P1"><text:span text:style-name="T1">paramet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3" draw:layer="layout" svg:x1="6.423cm" svg:y1="2.689cm" svg:x2="7.934cm" svg:y2="4.556cm" draw:start-shape="id9" draw:start-glue-point="7" draw:end-shape="id1" draw:end-glue-point="4" svg:d="m6423 2689h1511v1867">
          <text:p/>
        </draw:connector>
        <draw:custom-shape draw:style-name="gr2" draw:text-style-name="P2" draw:id="id8" draw:layer="layout" svg:width="3.81cm" svg:height="3.035cm" svg:x="16.54cm" svg:y="7.925cm">
          <text:p text:style-name="P1"><text:span text:style-name="T1">Re</text:span><text:span text:style-name="T4">ë</text:span><text:span text:style-name="T1">valuate</text:span></text:p>
          <text:p text:style-name="P1"><text:span text:style-name="T1">def</text:span></text:p>
          <text:p text:style-name="P1"><text:span text:style-name="T1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6.54cm" svg:y1="9.441cm" svg:x2="14.335cm" svg:y2="9.379cm" draw:start-shape="id8" draw:start-glue-point="5" draw:end-shape="id2" draw:end-glue-point="7" svg:d="m16540 9441-2205-62">
          <text:p/>
        </draw:connector>
        <draw:custom-shape draw:style-name="gr5" draw:text-style-name="P1" draw:layer="layout" svg:width="5.715cm" svg:height="2.54cm" svg:x="13.065cm" svg:y="1.74cm">
          <text:p text:style-name="P1"><text:span text:style-name="T5">Use math</text:span></text:p>
          <text:p text:style-name="P1"><text:span text:style-name="T5">expressions!</text:span></text:p>
          <draw:enhanced-geometry svg:viewBox="0 0 21600 21600" draw:text-areas="800 800 20800 20800" draw:type="round-rectangular-callout" draw:modifiers="-11722.0433869839 27286.8949232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7-28T14:40:40</meta:creation-date>
    <dc:creator>Bruce Ravel</dc:creator>
    <dc:date>2008-07-30T15:05:33</dc:date>
    <meta:editing-cycles>9</meta:editing-cycles>
    <meta:editing-duration>PT3H16M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